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8mm"/>
    </style:style>
    <style:style style:name="co3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svg:stroke-width="0mm" draw:marker-start-width="2mm" draw:marker-end-width="2mm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0.19mm" svg:height="45.18mm" svg:x="97.58mm" svg:y="4.91mm">
            <draw:object draw:notify-on-update-of-ranges="Sheet1.B2:Sheet1.B2 Sheet1.B3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03.53mm" svg:height="43.15mm" svg:x="89.37mm" svg:y="55.95mm">
            <draw:object draw:notify-on-update-of-ranges="Sheet1.C2:Sheet1.C2 Sheet1.C3:Sheet1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goritmo de selección</text:p>
          </table:table-cell>
          <table:covered-table-cell/>
          <table:covered-table-cell table:style-name="Default"/>
          <table:table-cell/>
          <table:table-cell office:value-type="string" calcext:value-type="string" table:number-columns-spanned="5" table:number-rows-spanned="1">
            <text:p>Se utiliza el medidas de bytes para las 3 columnas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N</text:p>
          </table:table-cell>
          <table:table-cell office:value-type="string" calcext:value-type="string">
            <text:p>N²-N</text:p>
          </table:table-cell>
          <table:table-cell table:style-name="Default" office:value-type="string" calcext:value-type="string">
            <text:p>clock(micros)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[.A3]-[.A3]" office:value-type="float" office:value="90" calcext:value-type="float">
            <text:p>90</text:p>
          </table:table-cell>
          <table:table-cell office:value-type="float" office:value="9.66" calcext:value-type="float">
            <text:p>9,6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*[.A4]-[.A4]" office:value-type="float" office:value="380" calcext:value-type="float">
            <text:p>380</text:p>
          </table:table-cell>
          <table:table-cell office:value-type="float" office:value="38.36" calcext:value-type="float">
            <text:p>38,3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*[.A5]-[.A5]" office:value-type="float" office:value="870" calcext:value-type="float">
            <text:p>870</text:p>
          </table:table-cell>
          <table:table-cell office:value-type="float" office:value="81.16" calcext:value-type="float">
            <text:p>81,1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*[.A6]-[.A6]" office:value-type="float" office:value="1560" calcext:value-type="float">
            <text:p>1560</text:p>
          </table:table-cell>
          <table:table-cell office:value-type="float" office:value="162.43" calcext:value-type="float">
            <text:p>162,4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*[.A7]-[.A7]" office:value-type="float" office:value="2450" calcext:value-type="float">
            <text:p>2450</text:p>
          </table:table-cell>
          <table:table-cell office:value-type="float" office:value="257.8" calcext:value-type="float">
            <text:p>257,8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*[.A8]-[.A8]" office:value-type="float" office:value="3540" calcext:value-type="float">
            <text:p>3540</text:p>
          </table:table-cell>
          <table:table-cell office:value-type="float" office:value="334.36" calcext:value-type="float">
            <text:p>334,3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]*[.A9]-[.A9]" office:value-type="float" office:value="4830" calcext:value-type="float">
            <text:p>4830</text:p>
          </table:table-cell>
          <table:table-cell office:value-type="float" office:value="481.93" calcext:value-type="float">
            <text:p>481,9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0]*[.A10]-[.A10]" office:value-type="float" office:value="6320" calcext:value-type="float">
            <text:p>6320</text:p>
          </table:table-cell>
          <table:table-cell office:value-type="float" office:value="622.53" calcext:value-type="float">
            <text:p>622,5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1]*[.A11]-[.A11]" office:value-type="float" office:value="8010" calcext:value-type="float">
            <text:p>8010</text:p>
          </table:table-cell>
          <table:table-cell office:value-type="float" office:value="773.13" calcext:value-type="float">
            <text:p>773,1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*[.A12]-[.A12]" office:value-type="float" office:value="9900" calcext:value-type="float">
            <text:p>9900</text:p>
          </table:table-cell>
          <table:table-cell office:value-type="float" office:value="896.46" calcext:value-type="float">
            <text:p>896,4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3]*[.A13]-[.A13]" office:value-type="float" office:value="11990" calcext:value-type="float">
            <text:p>11990</text:p>
          </table:table-cell>
          <table:table-cell office:value-type="float" office:value="1098.3" calcext:value-type="float">
            <text:p>1098,3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4]*[.A14]-[.A14]" office:value-type="float" office:value="14280" calcext:value-type="float">
            <text:p>14280</text:p>
          </table:table-cell>
          <table:table-cell office:value-type="float" office:value="1420" calcext:value-type="float">
            <text:p>1420,00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5]*[.A15]-[.A15]" office:value-type="float" office:value="16770" calcext:value-type="float">
            <text:p>16770</text:p>
          </table:table-cell>
          <table:table-cell office:value-type="float" office:value="1632.63" calcext:value-type="float">
            <text:p>1632,63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6]*[.A16]-[.A16]" office:value-type="float" office:value="19460" calcext:value-type="float">
            <text:p>19460</text:p>
          </table:table-cell>
          <table:table-cell office:value-type="float" office:value="1759.43" calcext:value-type="float">
            <text:p>1759,43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7]*[.A17]-[.A17]" office:value-type="float" office:value="22350" calcext:value-type="float">
            <text:p>22350</text:p>
          </table:table-cell>
          <table:table-cell office:value-type="float" office:value="1915.96" calcext:value-type="float">
            <text:p>1915,96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8]*[.A18]-[.A18]" office:value-type="float" office:value="25440" calcext:value-type="float">
            <text:p>25440</text:p>
          </table:table-cell>
          <table:table-cell office:value-type="float" office:value="2414.9" calcext:value-type="float">
            <text:p>2414,9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9]*[.A19]-[.A19]" office:value-type="float" office:value="28730" calcext:value-type="float">
            <text:p>28730</text:p>
          </table:table-cell>
          <table:table-cell office:value-type="float" office:value="2538.9" calcext:value-type="float">
            <text:p>2538,9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0]*[.A20]-[.A20]" office:value-type="float" office:value="32220" calcext:value-type="float">
            <text:p>32220</text:p>
          </table:table-cell>
          <table:table-cell office:value-type="float" office:value="2785.53" calcext:value-type="float">
            <text:p>2785,5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1]*[.A21]-[.A21]" office:value-type="float" office:value="35910" calcext:value-type="float">
            <text:p>35910</text:p>
          </table:table-cell>
          <table:table-cell office:value-type="float" office:value="3283.56" calcext:value-type="float">
            <text:p>3283,5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2]*[.A22]-[.A22]" office:value-type="float" office:value="39800" calcext:value-type="float">
            <text:p>39800</text:p>
          </table:table-cell>
          <table:table-cell office:value-type="float" office:value="3575.03" calcext:value-type="float">
            <text:p>3575,0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 style:data-style-name="N2" text:time-value="21:03:01.177213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0:33:03.354973508</meta:creation-date>
    <dc:date>2019-04-20T22:53:14.767313005</dc:date>
    <meta:editing-duration>PT12M10S</meta:editing-duration>
    <meta:editing-cycles>4</meta:editing-cycles>
    <meta:generator>LibreOffice/6.1.5.2$Linux_X86_64 LibreOffice_project/10$Build-2</meta:generator>
    <meta:document-statistic meta:table-count="1" meta:cell-count="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2cm" svg:height="4.519cm" xlink:href=".." xlink:type="simple" chart:class="chart:line" chart:style-name="ch1">
        <chart:legend chart:legend-position="end" svg:x="6.988cm" svg:y="1.96cm" style:legend-expansion="high" chart:style-name="ch2"/>
        <chart:plot-area chart:style-name="ch3" table:cell-range-address="Sheet1.B2:Sheet1.B22" chart:data-source-has-labels="row" svg:x="0.18cm" svg:y="0.09cm" svg:width="6.628cm" svg:height="4.339cm">
          <chartooo:coordinate-region svg:x="1.357cm" svg:y="0.29cm" svg:width="5.451cm" svg:height="3.3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2" chart:label-cell-address="Sheet1.B2:Sheet1.B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²-N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90">
                <text:p>119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80">
                <text:p>142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770">
                <text:p>167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60">
                <text:p>194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50">
                <text:p>223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440">
                <text:p>254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730">
                <text:p>287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220">
                <text:p>322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10">
                <text:p>359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800">
                <text:p>39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54cm" svg:height="4.316cm" xlink:href=".." xlink:type="simple" chart:class="chart:line" chart:style-name="ch1">
        <chart:legend chart:legend-position="end" svg:x="6.946cm" svg:y="1.859cm" style:legend-expansion="high" chart:style-name="ch2"/>
        <chart:plot-area chart:style-name="ch3" table:cell-range-address="Sheet1.C2:Sheet1.C22" chart:data-source-has-labels="row" svg:x="0.207cm" svg:y="0.086cm" svg:width="6.532cm" svg:height="4.144cm">
          <chartooo:coordinate-region svg:x="1.675cm" svg:y="0.285cm" svg:width="5.064cm" svg:height="3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2" chart:label-cell-address="Sheet1.C2:Sheet1.C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ck(micro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6">
                <text:p>9.66</text:p>
                <draw:g>
                  <svg:desc>Sheet1.C3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36">
                <text:p>38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.16">
                <text:p>81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.43">
                <text:p>162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.8">
                <text:p>25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.36">
                <text:p>334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1.93">
                <text:p>481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2.53">
                <text:p>622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3.13">
                <text:p>773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.46">
                <text:p>896.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8.3">
                <text:p>109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2.63">
                <text:p>1632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9.43">
                <text:p>175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5.96">
                <text:p>1915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14.9">
                <text:p>241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38.9">
                <text:p>253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85.53">
                <text:p>2785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83.56">
                <text:p>3283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75.03">
                <text:p>3575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